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8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YUCRA NINA ALEX AMILC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YUCRA NINA ALEX AMILCA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9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YUCRA NINA ALEX AMILCA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ONZALES QUISPE, NOEMI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7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7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5417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7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19:06:0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